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539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2.905cm"/>
    </style:style>
    <style:style style:name="Table1.E" style:family="table-column">
      <style:table-column-properties style:column-width="0.79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>
      <style:text-properties officeooo:rsid="0003cc14"/>
    </style:style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T1" style:family="text">
      <style:text-properties officeooo:rsid="00079e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xcellent.<text:line-break/>Now we formalize the <text:span text:style-name="Strong_20_Emphasis">Overview Section</text:span> as the <text:span text:style-name="Strong_20_Emphasis">real-time heartbeat layer</text:span> of your system.</text:p>
      <text:p text:style-name="Text_20_body">Overview is:</text:p>
      <text:list text:style-name="L17">
        <text:list-item>
          <text:p text:style-name="P20">Operational, not analytical</text:p>
        </text:list-item>
        <text:list-item>
          <text:p text:style-name="P20">Snapshot-based, not exploratory</text:p>
        </text:list-item>
        <text:list-item>
          <text:p text:style-name="P20">Layer-aware, not overwhelming</text:p>
        </text:list-item>
        <text:list-item>
          <text:p text:style-name="P20">Fast, not computationally heavy</text:p>
        </text:list-item>
        <text:list-item>
          <text:p text:style-name="P20">Billing-aware, not commercial-heavy</text:p>
        </text:list-item>
        <text:list-item>
          <text:p text:style-name="P20">Upgrade-aware, not promotional</text:p>
        </text:list-item>
      </text:list>
      <text:p text:style-name="Text_20_body">This is the first screen after Admin login.<text:line-break/>It defines how “intelligent” your system feels within 3 seconds.</text:p>
      <text:p text:style-name="Horizontal_20_Line"/>
      <text:h text:style-name="Heading_20_1" text:outline-level="1">🏠 ADMIN DASHBOARD — OVERVIEW SECTION</text:h>
      <text:p text:style-name="Text_20_body"><text:span text:style-name="Strong_20_Emphasis">Operational + Maturity Snapshot Layer</text:span></text:p>
      <text:p text:style-name="Horizontal_20_Line"/>
      <text:h text:style-name="Heading_20_1" text:outline-level="1">0️⃣ CORE DESIGN RULE</text:h>
      <text:p text:style-name="Text_20_body">Overview answers:</text:p>
      <text:list text:style-name="L18">
        <text:list-item>
          <text:p text:style-name="P21">What is happening right now?</text:p>
        </text:list-item>
        <text:list-item>
          <text:p text:style-name="P21">Are we stable?</text:p>
        </text:list-item>
        <text:list-item>
          <text:p text:style-name="P21">Is execution healthy?</text:p>
        </text:list-item>
        <text:list-item>
          <text:p text:style-name="P21">Do we need intervention?</text:p>
        </text:list-item>
        <text:list-item>
          <text:p text:style-name="P21">Where are we in maturity (L0 → L3)?</text:p>
        </text:list-item>
      </text:list>
      <text:p text:style-name="Horizontal_20_Line"/>
      <text:h text:style-name="Heading_20_2" text:outline-level="2">Data Sources (Strict)</text:h>
      <text:p text:style-name="Text_20_body">Allowed:</text:p>
      <text:p text:style-name="Preformatted_20_Text"><text:span text:style-name="Source_20_Text">students (HOT aggregate fields only)</text:span></text:p>
      <text:p text:style-name="Preformatted_20_Text"><text:span text:style-name="Source_20_Text">runAnalytics (current academic year)</text:span></text:p>
      <text:p text:style-name="Preformatted_20_Text"><text:span text:style-name="Source_20_Text">studentYearMetrics (aggregated)</text:span></text:p>
      <text:p text:style-name="Preformatted_20_Text"><text:span text:style-name="Source_20_Text">governanceSnapshots (L3 only)</text:span></text:p>
      <text:p text:style-name="P1"><text:span text:style-name="Source_20_Text">license document</text:span></text:p>
      <text:p text:style-name="Text_20_body">Not allowed:</text:p>
      <text:p text:style-name="Preformatted_20_Text"><text:soft-page-break/><text:span text:style-name="Source_20_Text">sessions</text:span></text:p>
      <text:p text:style-name="Preformatted_20_Text"><text:span text:style-name="Source_20_Text">rawAttempts</text:span></text:p>
      <text:p text:style-name="P1"><text:span text:style-name="Source_20_Text">per-question logs</text:span></text:p>
      <text:p text:style-name="Text_20_body">Everything must be precomputed.</text:p>
      <text:p text:style-name="Horizontal_20_Line"/>
      <text:h text:style-name="Heading_20_1" text:outline-level="1">1️⃣ LAYOUT STRUCTURE</text:h>
      <text:p text:style-name="Preformatted_20_Text"><text:span text:style-name="Source_20_Text">Overview</text:span></text:p>
      <text:p text:style-name="Preformatted_20_Text"><text:span text:style-name="Source_20_Text"><text:s text:c="3"/>├── Operational Snapshot</text:span></text:p>
      <text:p text:style-name="Preformatted_20_Text"><text:span text:style-name="Source_20_Text"><text:s text:c="3"/>├── Current Activity</text:span></text:p>
      <text:p text:style-name="Preformatted_20_Text"><text:span text:style-name="Source_20_Text"><text:s text:c="3"/>├── Performance Summary (30-day)</text:span></text:p>
      <text:p text:style-name="Preformatted_20_Text"><text:span text:style-name="Source_20_Text"><text:s text:c="3"/>├── Execution Summary (L1+)</text:span></text:p>
      <text:p text:style-name="Preformatted_20_Text"><text:span text:style-name="Source_20_Text"><text:s text:c="3"/>├── Risk Snapshot (L2+)</text:span></text:p>
      <text:p text:style-name="Preformatted_20_Text"><text:span text:style-name="Source_20_Text"><text:s text:c="3"/>├── Governance Snapshot (L3)</text:span></text:p>
      <text:p text:style-name="P1"><text:span text:style-name="Source_20_Text"><text:s text:c="3"/>├── System Health &amp; Licensing</text:span></text:p>
      <text:p text:style-name="Text_20_body">Responsive grid.<text:line-break/>Max 8–12 cards visible at once.</text:p>
      <text:p text:style-name="Horizontal_20_Line"/>
      <text:h text:style-name="Heading_20_1" text:outline-level="1">2️⃣ OPERATIONAL SNAPSHOT (ALL LAYERS)</text:h>
      <text:p text:style-name="Text_20_body">Pure operational health.</text:p>
      <text:h text:style-name="Heading_20_2" text:outline-level="2">Cards</text:h>
      <text:list text:style-name="L19">
        <text:list-item>
          <text:p text:style-name="P22">Active Students (current month)</text:p>
        </text:list-item>
        <text:list-item>
          <text:p text:style-name="P22">Tests Conducted (current month)</text:p>
        </text:list-item>
        <text:list-item>
          <text:p text:style-name="P22">Tests Scheduled (next 7 days)</text:p>
        </text:list-item>
        <text:list-item>
          <text:p text:style-name="P22">Current Academic Year</text:p>
        </text:list-item>
        <text:list-item>
          <text:p text:style-name="P22">Last Test Completion Rate</text:p>
        </text:list-item>
        <text:list-item>
          <text:p text:style-name="P22">Billing Count (active student count)</text:p>
        </text:list-item>
        <text:list-item>
          <text:p text:style-name="P22">Active Concurrent Sessions (if any)</text:p>
        </text:list-item>
      </text:list>
      <text:p text:style-name="Text_20_body">All numbers — no graphs here.</text:p>
      <text:p text:style-name="Text_20_body">Purpose:<text:line-break/>Immediate clarity.</text:p>
      <text:p text:style-name="Horizontal_20_Line"/>
      <text:h text:style-name="Heading_20_1" text:outline-level="1"><text:soft-page-break/>3️⃣ CURRENT ACTIVITY</text:h>
      <text:p text:style-name="Text_20_body">Live operational state.</text:p>
      <text:p text:style-name="Horizontal_20_Line"/>
      <text:h text:style-name="Heading_20_2" text:outline-level="2">🟢 L0</text:h>
      <text:list text:style-name="L20">
        <text:list-item>
          <text:p text:style-name="P23">Active Test Sessions</text:p>
        </text:list-item>
        <text:list-item>
          <text:p text:style-name="P23">Students Currently in Test</text:p>
        </text:list-item>
        <text:list-item>
          <text:p text:style-name="P23">Upcoming Test (&lt;24 hours)</text:p>
        </text:list-item>
        <text:list-item>
          <text:p text:style-name="P23">Last 5 Submissions</text:p>
        </text:list-item>
      </text:list>
      <text:p text:style-name="Text_20_body">Link:<text:line-break/>“Go to Live Monitor”</text:p>
      <text:p text:style-name="Horizontal_20_Line"/>
      <text:h text:style-name="Heading_20_2" text:outline-level="2">🟡 L1 Adds</text:h>
      <text:list text:style-name="L21">
        <text:list-item>
          <text:p text:style-name="P24">Live Behavior Alert Count</text:p>
        </text:list-item>
        <text:list-item>
          <text:p text:style-name="P24">% Pacing Drift (active)</text:p>
        </text:list-item>
        <text:list-item>
          <text:p text:style-name="P24">% Skip Burst Detected</text:p>
        </text:list-item>
      </text:list>
      <text:p text:style-name="Text_20_body">No risk labels yet.</text:p>
      <text:p text:style-name="Horizontal_20_Line"/>
      <text:h text:style-name="Heading_20_2" text:outline-level="2">🔵 L2 Adds</text:h>
      <text:list text:style-name="L22">
        <text:list-item>
          <text:p text:style-name="P25">Live Risk Count</text:p>
        </text:list-item>
        <text:list-item>
          <text:p text:style-name="P25">Controlled Mode Compliance %</text:p>
        </text:list-item>
        <text:list-item>
          <text:p text:style-name="P25">MinTime Violations (live)</text:p>
        </text:list-item>
      </text:list>
      <text:p text:style-name="Text_20_body">Displayed as small indicator badges.</text:p>
      <text:p text:style-name="Horizontal_20_Line"/>
      <text:h text:style-name="Heading_20_2" text:outline-level="2">🟣 L3</text:h>
      <text:p text:style-name="Text_20_body">Same as L2.<text:line-break/>Deep strategic analysis stays in Governance.</text:p>
      <text:p text:style-name="Horizontal_20_Line"/>
      <text:h text:style-name="Heading_20_1" text:outline-level="1"><text:soft-page-break/>4️⃣ PERFORMANCE SUMMARY (LAST 30 DAYS)</text:h>
      <text:p text:style-name="Text_20_body">Replace “Score” everywhere with:</text:p>
      <text:list text:style-name="L23">
        <text:list-item>
          <text:p text:style-name="P26">Avg % Raw Marks</text:p>
        </text:list-item>
        <text:list-item>
          <text:p text:style-name="P26">Avg % Accuracy</text:p>
        </text:list-item>
      </text:list>
      <text:p text:style-name="Text_20_body">Never show legacy score.</text:p>
      <text:p text:style-name="Horizontal_20_Line"/>
      <text:h text:style-name="Heading_20_2" text:outline-level="2">🟢 L0</text:h>
      <text:p text:style-name="Text_20_body">Show:</text:p>
      <text:list text:style-name="L24">
        <text:list-item>
          <text:p text:style-name="P27">Avg % Raw (30 days)</text:p>
        </text:list-item>
        <text:list-item>
          <text:p text:style-name="P27">Avg % Accuracy (30 days)</text:p>
        </text:list-item>
        <text:list-item>
          <text:p text:style-name="P27">Highest Performing Batch</text:p>
        </text:list-item>
        <text:list-item>
          <text:p text:style-name="P27">Lowest Performing Batch</text:p>
        </text:list-item>
        <text:list-item>
          <text:p text:style-name="P27">Participation Rate</text:p>
        </text:list-item>
        <text:list-item>
          <text:p text:style-name="P27">Distribution Chart (simple histogram)</text:p>
        </text:list-item>
      </text:list>
      <text:p text:style-name="Text_20_body">No behavioral metrics.</text:p>
      <text:p text:style-name="Horizontal_20_Line"/>
      <text:h text:style-name="Heading_20_2" text:outline-level="2">🟡 L1 Adds</text:h>
      <text:p text:style-name="Text_20_body">Behavior overlays:</text:p>
      <text:list text:style-name="L25">
        <text:list-item>
          <text:p text:style-name="P28">Avg Phase Adherence %</text:p>
        </text:list-item>
        <text:list-item>
          <text:p text:style-name="P28">Easy Neglect %</text:p>
        </text:list-item>
        <text:list-item>
          <text:p text:style-name="P28">Hard Bias %</text:p>
        </text:list-item>
        <text:list-item>
          <text:p text:style-name="P28">Time Misallocation %</text:p>
        </text:list-item>
      </text:list>
      <text:p text:style-name="Text_20_body">Now performance becomes interpretive.</text:p>
      <text:p text:style-name="Horizontal_20_Line"/>
      <text:h text:style-name="Heading_20_2" text:outline-level="2">🔵 L2 Adds</text:h>
      <text:p text:style-name="Text_20_body">Structural compliance:</text:p>
      <text:list text:style-name="L26">
        <text:list-item>
          <text:p text:style-name="P29">Risk Distribution</text:p>
        </text:list-item>
        <text:list-item>
          <text:p text:style-name="P29">Avg Discipline Index</text:p>
        </text:list-item>
        <text:list-item>
          <text:p text:style-name="P29"><text:soft-page-break/>Controlled Mode Improvement Delta</text:p>
        </text:list-item>
        <text:list-item>
          <text:p text:style-name="P29">Execution Stability Badge</text:p>
        </text:list-item>
      </text:list>
      <text:p text:style-name="Text_20_body">Badge Logic:</text:p>
      <text:p text:style-name="Preformatted_20_Text"><text:span text:style-name="Source_20_Text">Stable ≥ 75</text:span></text:p>
      <text:p text:style-name="Preformatted_20_Text"><text:span text:style-name="Source_20_Text">Moderate 60–75</text:span></text:p>
      <text:p text:style-name="P1"><text:span text:style-name="Source_20_Text">High Variance &lt; 60</text:span></text:p>
      <text:p text:style-name="Horizontal_20_Line"/>
      <text:h text:style-name="Heading_20_2" text:outline-level="2">🟣 L3</text:h>
      <text:p text:style-name="Text_20_body">Same operational performance summary.<text:line-break/>Longitudinal analysis handled in Governance.</text:p>
      <text:p text:style-name="Horizontal_20_Line"/>
      <text:h text:style-name="Heading_20_1" text:outline-level="1">5️⃣ EXECUTION SUMMARY (L1+)</text:h>
      <text:p text:style-name="Text_20_body">Hidden in L0.</text:p>
      <text:p text:style-name="Horizontal_20_Line"/>
      <text:h text:style-name="Heading_20_2" text:outline-level="2">🟡 L1</text:h>
      <text:p text:style-name="Text_20_body">Cards:</text:p>
      <text:list text:style-name="L27">
        <text:list-item>
          <text:p text:style-name="P30">% Students with Repeated Behavioral Pattern</text:p>
        </text:list-item>
        <text:list-item>
          <text:p text:style-name="P30">Most Common Diagnostic Signal</text:p>
        </text:list-item>
        <text:list-item>
          <text:p text:style-name="P30">Topic with Highest Weakness Cluster</text:p>
        </text:list-item>
      </text:list>
      <text:p text:style-name="Text_20_body">Example:</text:p>
      <text:p text:style-name="Text_20_body">“32% show late-phase drop.”</text:p>
      <text:p text:style-name="Text_20_body">Tone:<text:line-break/>Neutral.</text:p>
      <text:p text:style-name="Horizontal_20_Line"/>
      <text:h text:style-name="Heading_20_2" text:outline-level="2">🔵 L2</text:h>
      <text:p text:style-name="Text_20_body">Add:</text:p>
      <text:list text:style-name="L28">
        <text:list-item>
          <text:p text:style-name="P31">Risk Cluster Breakdown</text:p>
        </text:list-item>
        <text:list-item>
          <text:p text:style-name="P31">High-Risk Student Count</text:p>
        </text:list-item>
        <text:list-item>
          <text:p text:style-name="P31">Phase Compliance %</text:p>
        </text:list-item>
        <text:list-item>
          <text:p text:style-name="P31">Discipline Regression Alerts</text:p>
        </text:list-item>
        <text:list-item>
          <text:p text:style-name="P31">Controlled Mode Impact Card</text:p>
        </text:list-item>
      </text:list>
      <text:p text:style-name="Text_20_body"><text:soft-page-break/>Example:</text:p>
      <text:p text:style-name="Text_20_body">“Controlled Mode improved Raw % by +14% this month.”</text:p>
      <text:p text:style-name="Horizontal_20_Line"/>
      <text:h text:style-name="Heading_20_1" text:outline-level="1">6️⃣ RISK SNAPSHOT (L2+)</text:h>
      <text:p text:style-name="Text_20_body">Hidden in L0 &amp; L1.</text:p>
      <text:p text:style-name="Horizontal_20_Line"/>
      <text:h text:style-name="Heading_20_2" text:outline-level="2">🔵 L2</text:h>
      <text:p text:style-name="Text_20_body">Display:</text:p>
      <text:list text:style-name="L29">
        <text:list-item>
          <text:p text:style-name="P32">Risk Distribution Pie</text:p>
        </text:list-item>
        <text:list-item>
          <text:p text:style-name="P32">Discipline Index 7-day Trend</text:p>
        </text:list-item>
        <text:list-item>
          <text:p text:style-name="P32">Overstay Rate %</text:p>
        </text:list-item>
        <text:list-item>
          <text:p text:style-name="P32">Guess Cluster %</text:p>
        </text:list-item>
      </text:list>
      <text:p text:style-name="Text_20_body">Top 5 Students Requiring Attention<text:line-break/>(Only name + risk state — no shaming)</text:p>
      <text:p text:style-name="Horizontal_20_Line"/>
      <text:h text:style-name="Heading_20_2" text:outline-level="2">🟣 L3</text:h>
      <text:p text:style-name="Text_20_body">Same risk snapshot.<text:line-break/>Strategic trend analysis is elsewhere.</text:p>
      <text:p text:style-name="Horizontal_20_Line"/>
      <text:h text:style-name="Heading_20_1" text:outline-level="1">7️⃣ GOVERNANCE SNAPSHOT (L3 ONLY)</text:h>
      <text:p text:style-name="Text_20_body">Executive indicators only.</text:p>
      <text:p text:style-name="Horizontal_20_Line"/>
      <text:h text:style-name="Heading_20_2" text:outline-level="2">Display</text:h>
      <text:list text:style-name="L30">
        <text:list-item>
          <text:p text:style-name="P33">Institutional Stability Index</text:p>
        </text:list-item>
        <text:list-item>
          <text:p text:style-name="P33">MoM Stability Change</text:p>
        </text:list-item>
        <text:list-item>
          <text:p text:style-name="P33">Override Frequency Trend</text:p>
        </text:list-item>
        <text:list-item>
          <text:p text:style-name="P33">Discipline Trajectory Arrow (↑ ↓ →)</text:p>
        </text:list-item>
      </text:list>
      <text:p text:style-name="Text_20_body">Mini trend sparkline.</text:p>
      <text:p text:style-name="Text_20_body">No student detail here.</text:p>
      <text:p text:style-name="Text_20_body"><text:soft-page-break/>Purpose:<text:line-break/>Strategic confidence signal.</text:p>
      <text:p text:style-name="Horizontal_20_Line"/>
      <text:h text:style-name="Heading_20_1" text:outline-level="1">8️⃣ SYSTEM HEALTH &amp; LICENSING</text:h>
      <text:p text:style-name="Text_20_body">Visible to all layers.</text:p>
      <text:p text:style-name="Horizontal_20_Line"/>
      <text:h text:style-name="Heading_20_2" text:outline-level="2">Display</text:h>
      <text:list text:style-name="L31">
        <text:list-item>
          <text:p text:style-name="P34">Current Layer Badge</text:p>
        </text:list-item>
        <text:list-item>
          <text:p text:style-name="P34">Eligibility Progress</text:p>
          <text:list>
            <text:list-item>
              <text:p text:style-name="P34">L1 %</text:p>
            </text:list-item>
            <text:list-item>
              <text:p text:style-name="P34">L2 %</text:p>
            </text:list-item>
          </text:list>
        </text:list-item>
        <text:list-item>
          <text:p text:style-name="P34">Active Student Count</text:p>
        </text:list-item>
        <text:list-item>
          <text:p text:style-name="P34">Peak Concurrency This Month</text:p>
        </text:list-item>
        <text:list-item>
          <text:p text:style-name="P34">Storage Usage (summary only)</text:p>
        </text:list-item>
        <text:list-item>
          <text:p text:style-name="P34">Last Archive Date</text:p>
        </text:list-item>
        <text:list-item>
          <text:p text:style-name="P34">Academic Year Lock Status</text:p>
        </text:list-item>
      </text:list>
      <text:p text:style-name="Text_20_body">Upgrade Awareness Card:</text:p>
      <text:p text:style-name="Text_20_body">“You are 2 tests away from L1 eligibility.”</text:p>
      <text:p text:style-name="Text_20_body">Must not feel sales-heavy.</text:p>
      <text:p text:style-name="Horizontal_20_Line"/>
      <text:h text:style-name="Heading_20_1" text:outline-level="1">9️⃣ LAYER VISIBILITY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L0</text:p>
            </table:table-cell>
            <table:table-cell table:style-name="Table1.A1" office:value-type="string">
              <text:p text:style-name="Table_20_Heading">L1</text:p>
            </table:table-cell>
            <table:table-cell table:style-name="Table1.A1" office:value-type="string">
              <text:p text:style-name="Table_20_Heading">L2</text:p>
            </table:table-cell>
            <table:table-cell table:style-name="Table1.A1" office:value-type="string">
              <text:p text:style-name="Table_20_Heading">L3</text:p>
            </table:table-cell>
          </table:table-row>
        </table:table-header-rows>
        <table:table-row>
          <table:table-cell table:style-name="Table1.A1" office:value-type="string">
            <text:p text:style-name="Table_20_Contents">Operational Snapshot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Current Activity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 + Behavior</text:p>
          </table:table-cell>
          <table:table-cell table:style-name="Table1.A1" office:value-type="string">
            <text:p text:style-name="Table_20_Contents">✔ + Risk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Performance Summary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 + Diagnostic</text:p>
          </table:table-cell>
          <table:table-cell table:style-name="Table1.A1" office:value-type="string">
            <text:p text:style-name="Table_20_Contents">✔ + Discipline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Execution Summary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 Advanced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Risk Snapshot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Governance Snapshot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Licensing Statu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<text:soft-page-break/>🔟 PERFORMANCE RULES</text:h>
      <text:p text:style-name="Text_20_body">Overview must:</text:p>
      <text:list text:style-name="L32">
        <text:list-item>
          <text:p text:style-name="P35">Load &lt; 300ms</text:p>
        </text:list-item>
        <text:list-item>
          <text:p text:style-name="P35">Use only summary documents</text:p>
        </text:list-item>
        <text:list-item>
          <text:p text:style-name="P35">Never aggregate on read</text:p>
        </text:list-item>
        <text:list-item>
          <text:p text:style-name="P35">Cache risk distribution daily</text:p>
        </text:list-item>
        <text:list-item>
          <text:p text:style-name="P35">Use small payload documents</text:p>
        </text:list-item>
      </text:list>
      <text:p text:style-name="Text_20_body">Firestore reads target:<text:line-break/>≤ 8 documents per load.</text:p>
      <text:p text:style-name="Horizontal_20_Line"/>
      <text:h text:style-name="Heading_20_1" text:outline-level="1">1️⃣1️⃣ DATA FLOW</text:h>
      <text:p text:style-name="Text_20_body">On session submit:</text:p>
      <text:p text:style-name="Preformatted_20_Text"><text:span text:style-name="Source_20_Text">Session completed</text:span></text:p>
      <text:p text:style-name="Preformatted_20_Text"><text:span text:style-name="Source_20_Text">↓</text:span></text:p>
      <text:p text:style-name="Preformatted_20_Text"><text:span text:style-name="Source_20_Text">runAnalytics updated</text:span></text:p>
      <text:p text:style-name="Preformatted_20_Text"><text:span text:style-name="Source_20_Text">↓</text:span></text:p>
      <text:p text:style-name="Preformatted_20_Text"><text:span text:style-name="Source_20_Text">studentYearMetrics updated</text:span></text:p>
      <text:p text:style-name="Preformatted_20_Text"><text:span text:style-name="Source_20_Text">↓</text:span></text:p>
      <text:p text:style-name="Preformatted_20_Text"><text:span text:style-name="Source_20_Text">Pattern engine updated</text:span></text:p>
      <text:p text:style-name="Preformatted_20_Text"><text:span text:style-name="Source_20_Text">↓</text:span></text:p>
      <text:p text:style-name="Preformatted_20_Text"><text:span text:style-name="Source_20_Text">Governance accumulator updated</text:span></text:p>
      <text:p text:style-name="Preformatted_20_Text"><text:span text:style-name="Source_20_Text">↓</text:span></text:p>
      <text:p text:style-name="P1"><text:span text:style-name="Source_20_Text">Overview reflects change instantly</text:span></text:p>
      <text:p text:style-name="Text_20_body">No recalculation on Overview load.</text:p>
      <text:p text:style-name="Horizontal_20_Line"/>
      <text:h text:style-name="Heading_20_1" text:outline-level="1">1️⃣2️⃣ UX PRINCIPLES</text:h>
      <text:p text:style-name="Text_20_body">L0:<text:line-break/>Operational clarity.</text:p>
      <text:p text:style-name="Text_20_body">L1:<text:line-break/>Pattern awareness.</text:p>
      <text:p text:style-name="Text_20_body">L2:<text:line-break/>Execution discipline visibility.</text:p>
      <text:p text:style-name="Text_20_body">L3:<text:line-break/>Institutional maturity confidence.</text:p>
      <text:p text:style-name="Text_20_body">Avoid:</text:p>
      <text:list text:style-name="L33">
        <text:list-item>
          <text:p text:style-name="P36">Chart overload</text:p>
        </text:list-item>
        <text:list-item>
          <text:p text:style-name="P36"><text:soft-page-break/>Red flashing warnings</text:p>
        </text:list-item>
        <text:list-item>
          <text:p text:style-name="P36">Emotional labeling</text:p>
        </text:list-item>
        <text:list-item>
          <text:p text:style-name="P36">Excessive drill-down links</text:p>
        </text:list-item>
      </text:list>
      <text:p text:style-name="Text_20_body">Overview is:</text:p>
      <text:p text:style-name="Text_20_body">Calm.<text:line-break/>Fast.<text:line-break/>Executive.<text:line-break/>Layer-progressive.</text:p>
      <text:p text:style-name="Horizontal_20_Line"/>
      <text:h text:style-name="Heading_20_1" text:outline-level="1">FINAL OVERVIEW SUMMARY</text:h>
      <text:p text:style-name="Text_20_body">Overview provides:</text:p>
      <text:p text:style-name="Text_20_body">✔ Real-time operational status<text:line-break/>✔ 30-day performance health<text:line-break/>✔ Behavioral awareness (L1)<text:line-break/>✔ Execution discipline insight (L2)<text:line-break/>✔ Institutional stability indicator (L3)<text:line-break/>✔ Billing &amp; licensing visibility<text:line-break/>✔ Fast, summary-based UI</text:p>
      <text:p text:style-name="Text_20_body">Overview is the dashboard heartbeat.<text:line-break/>It sets the psychological tone of the platform.</text:p>
      <text:p text:style-name="Horizontal_20_Line"/>
      <text:p text:style-name="Text_20_body">At this point, your Admin system specification is fully architected:</text:p>
      <text:list text:style-name="L34">
        <text:list-item>
          <text:p text:style-name="P37">Overview</text:p>
        </text:list-item>
        <text:list-item>
          <text:p text:style-name="P37">Students</text:p>
        </text:list-item>
        <text:list-item>
          <text:p text:style-name="P37">Question Bank</text:p>
        </text:list-item>
        <text:list-item>
          <text:p text:style-name="P37">Tests</text:p>
        </text:list-item>
        <text:list-item>
          <text:p text:style-name="P37">Assignments</text:p>
        </text:list-item>
        <text:list-item>
          <text:p text:style-name="P37">Analytics</text:p>
        </text:list-item>
        <text:list-item>
          <text:p text:style-name="P37">Insights</text:p>
        </text:list-item>
        <text:list-item>
          <text:p text:style-name="P37">Governance</text:p>
        </text:list-item>
        <text:list-item>
          <text:p text:style-name="P37">Licensing</text:p>
        </text:list-item>
        <text:list-item>
          <text:p text:style-name="P37">Settings</text:p>
        </text:list-item>
      </text:list>
      <text:p text:style-name="Text_20_body">Next logical engineering layer:</text:p>
      <text:list text:style-name="L35">
        <text:list-item>
          <text:p text:style-name="P38">🔐 Full Firestore schema tree</text:p>
        </text:list-item>
        <text:list-item>
          <text:p text:style-name="P38"><text:soft-page-break/>🔌 API endpoint contract blueprint</text:p>
        </text:list-item>
        <text:list-item>
          <text:p text:style-name="P38">🧠 Pattern Engine rule formalization</text:p>
        </text:list-item>
        <text:list-item>
          <text:p text:style-name="P38">🏗 Microservice boundary design</text:p>
        </text:list-item>
        <text:list-item>
          <text:p text:style-name="P38">📈 5-year scaling &amp; cost model</text:p>
        </text:list-item>
      </text:list>
      <text:p text:style-name="Text_20_body">Tell me which layer to engineer next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6:43:40.970000000</meta:creation-date>
    <dc:date>2026-02-27T21:55:25.919144157</dc:date>
    <meta:editing-duration>PT3H5M53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10" meta:paragraph-count="257" meta:word-count="948" meta:character-count="5590" meta:non-whitespace-character-count="4970"/>
  </office:meta>
</office:document-meta>
</file>